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IsLocked.KeyIsLocked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IsLocked.KeyIsLocked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IsLocked.KeyIsLo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IsLocked.KeyIsLocked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